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2.383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21cm"/>
    </style:style>
    <style:style style:name="co7" style:family="table-column">
      <style:table-column-properties fo:break-before="auto" style:column-width="5.639cm"/>
    </style:style>
    <style:style style:name="co8" style:family="table-column">
      <style:table-column-properties fo:break-before="auto" style:column-width="2.9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roid Sans" style:font-name-complex="FreeSans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ELL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RADIUS</text:p>
          </table:table-cell>
          <table:table-cell/>
          <table:table-cell table:style-name="ce1" office:value-type="string">
            <text:p>CELL</text:p>
          </table:table-cell>
          <table:table-cell table:style-name="ce1" office:value-type="string">
            <text:p>QUADRANTE</text:p>
          </table:table-cell>
          <table:table-cell/>
          <table:table-cell table:style-name="ce1" office:value-type="string">
            <text:p>POINT A</text:p>
          </table:table-cell>
          <table:table-cell table:style-name="ce1" office:value-type="string">
            <text:p>POINT B</text:p>
          </table:table-cell>
          <table:table-cell table:style-name="ce1" office:value-type="string">
            <text:p>DISTANCIA</text:p>
          </table:table-cell>
          <table:table-cell table:style-name="ce1" office:value-type="string">
            <text:p>CENTER A</text:p>
          </table:table-cell>
          <table:table-cell table:style-name="ce1" office:value-type="string">
            <text:p>CENTER B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office:value-type="string">
            <text:p>S</text:p>
          </table:table-cell>
          <table:table-cell table:style-name="ce2" table:formula="of:=SQRT(([.B6]-[.B5])^2+([.C6]-[.C5])^2)" office:value-type="float" office:value="2.23606797749979">
            <text:p>2,2360679775</text:p>
          </table:table-cell>
          <table:table-cell table:style-name="ce2" table:formula="of:=(([.B5]-[.B6])^2+([.C5]-[.C6])^2-([.D5])^2)" office:value-type="float" office:value="-44">
            <text:p>-44</text:p>
          </table:table-cell>
          <table:table-cell table:style-name="ce2" table:formula="of:=(([.B5]-[.B6])^2+([.C5]-[.C6])^2-([.D6])^2)" office:value-type="float" office:value="4">
            <text:p>4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</text:p>
          </table:table-cell>
          <table:table-cell office:value-type="string">
            <text:p>SE</text:p>
          </table:table-cell>
          <table:table-cell table:style-name="ce2" table:formula="of:=SQRT(([.B4]-[.B3])^2+([.C4]-[.C3])^2)" office:value-type="float" office:value="3.60555127546399">
            <text:p>3,6055512755</text:p>
          </table:table-cell>
          <table:table-cell table:style-name="ce2" table:formula="of:=(([.B3]-[.B4])^2+([.C3]-[.C4])^2-([.D3])^2)" office:value-type="float" office:value="4">
            <text:p>4</text:p>
          </table:table-cell>
          <table:table-cell table:style-name="ce2" table:formula="of:=(([.B3]-[.B4])^2+([.C3]-[.C4])^2-([.D4])^2)" office:value-type="float" office:value="9">
            <text:p>9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6"/>
        </table:table-row>
      </table:table>
      <table:table table:name="Planilha2" table:style-name="ta1">
        <table:table-column table:style-name="co5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11-18T23:38:39</meta:creation-date>
    <dc:date>2014-11-19T01:31:44</dc:date>
    <dc:creator>ska </dc:creator>
    <meta:editing-duration>PT1H37M55S</meta:editing-duration>
    <meta:editing-cycles>15</meta:editing-cycles>
    <meta:generator>LibreOffice/3.5$Linux_x86 LibreOffice_project/350m1$Build-2</meta:generator>
    <meta:document-statistic meta:table-count="3" meta:cell-count="51" meta:object-count="0"/>
  </office:meta>
</office:document-meta>
</file>